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20/07/2021</text:span></text:p>
      <text:p text:style-name="P9"/>
      <text:p text:style-name="P10">RECIBI CONFORME</text:p>
      <text:p text:style-name="P9"/>
      <text:p text:style-name="P11">CLIENTE: MORENO HERRERA BETZABETH CARMEN</text:p>
      <text:p text:style-name="P12">CANT. TOTAL DE CAJAS: 3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 BB CRIOLLOS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1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>POLLO BB FR ROJO</text:p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>1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>POLLO BB FR NEGRO</text:p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>1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PIO RIVERA</text:span></text:p>
      <text:p text:style-name="P5"><text:span text:style-name="T1">Destino: </text:span><text:span text:style-name="T3">HUANUCO</text:span></text:p>
      <text:p text:style-name="P5"/>
      <text:p text:style-name="P5">Recojo: <text:span text:style-name="T3">MORENO HERRERA BETZABETH CARMEN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7-19T23:17:24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